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17.3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3cm" fo:break-before="auto" style:use-optimal-row-height="true"/>
    </style:style>
    <style:style style:name="ro2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e0c2cd" fo:border-left="0.74pt solid #000000" fo:padding="0.101cm" fo:border-right="0.74pt solid #000000" fo:border-top="0.74pt solid #000000"/>
    </style:style>
    <style:style style:name="ce11" style:family="table-cell" style:parent-style-name="Default">
      <style:table-cell-properties fo:border-bottom="0.74pt solid #000000" fo:background-color="#e0c2cd" fo:border-left="0.74pt solid #000000" fo:padding="0.101cm" fo:border-right="none" fo:border-top="0.74pt solid #0000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e0c2cd" fo:border="0.74pt solid #000000" fo:padding="0.101cm"/>
    </style:style>
    <style:style style:name="ce13" style:family="table-cell" style:parent-style-name="Default">
      <style:table-cell-properties fo:background-color="#cccccc" fo:border="0.74pt solid #000000" fo:padding="0.101cm"/>
    </style:style>
    <style:style style:name="ce14" style:family="table-cell" style:parent-style-name="Default">
      <style:table-cell-properties fo:border="0.74pt solid #000000" fo:padding="0.101cm"/>
    </style:style>
    <style:style style:name="ce15" style:family="table-cell" style:parent-style-name="Default">
      <style:table-cell-properties fo:border-bottom="none" fo:background-color="#cccccc" fo:border-left="0.74pt solid #000000" fo:padding="0.101cm" fo:border-right="none" fo:border-top="none"/>
    </style:style>
    <style:style style:name="ce16" style:family="table-cell" style:parent-style-name="Default">
      <style:table-cell-properties fo:background-color="#ffffff" fo:border="0.74pt solid #000000" fo:padding="0.101cm"/>
    </style:style>
    <style:style style:name="ce17" style:family="table-cell" style:parent-style-name="Default">
      <style:table-cell-properties fo:padding="0.101cm"/>
    </style:style>
    <style:style style:name="ce18" style:family="table-cell" style:parent-style-name="Default">
      <style:table-cell-properties fo:border-bottom="0.74pt solid #000000" fo:background-color="#e0c2cd" fo:border-left="0.74pt solid #000000" fo:padding="0.101cm" fo:border-right="none" fo:border-top="0.74pt solid #000000"/>
    </style:style>
    <style:style style:name="ce19" style:family="table-cell" style:parent-style-name="Default">
      <style:table-cell-properties fo:background-color="#cccccc" fo:border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-bottom="none" fo:border-left="none" fo:padding="0.101cm" fo:border-right="none" fo:border-top="0.74pt solid #000000"/>
    </style:style>
    <style:style style:name="ce23" style:family="table-cell" style:parent-style-name="Default">
      <style:table-cell-properties fo:border-bottom="0.74pt solid #000000" fo:background-color="#e0c2cd" style:text-align-source="fix" style:repeat-content="false" fo:border-left="none" fo:padding="0.101cm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0.74pt solid #000000" fo:background-color="#e0c2cd" fo:border-left="none" fo:padding="0.101cm" fo:border-right="0.74pt solid #000000" fo:border-top="0.74pt solid #000000"/>
    </style:style>
    <style:style style:name="ce25" style:family="table-cell" style:parent-style-name="Default">
      <style:table-cell-properties fo:background-color="#cccccc" fo:border="0.74pt solid #000000" fo:padding="0.101cm"/>
      <style:text-properties fo:font-size="10pt" style:font-name-asian="FreeSans" style:font-size-asian="10pt" style:font-name-complex="FreeSans" style:font-size-complex="10pt"/>
    </style:style>
    <style:style style:name="ce26" style:family="table-cell" style:parent-style-name="Default">
      <style:table-cell-properties fo:background-color="#cccccc" fo:border="0.74pt solid #000000" fo:padding="0.101cm"/>
      <style:text-properties fo:font-size="10pt" style:font-size-asian="10pt" style:font-size-complex="10pt"/>
    </style:style>
    <style:style style:name="ce27" style:family="table-cell" style:parent-style-name="Default">
      <style:table-cell-properties fo:border="0.74pt solid #000000" fo:padding="0.101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fo:background-color="#cccccc" fo:border-left="0.74pt solid #000000" fo:padding="0.101cm" fo:border-right="0.74pt solid #000000" fo:border-top="0.74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ackground-color="#cccccc" fo:border-left="0.74pt solid #000000" fo:padding="0.101cm" fo:border-right="0.74pt solid #000000" fo:border-top="none"/>
    </style:style>
    <style:style style:name="ce30" style:family="table-cell" style:parent-style-name="Default">
      <style:table-cell-properties fo:border-bottom="0.74pt solid #000000" fo:background-color="#cccccc" fo:border-left="0.74pt solid #000000" fo:padding="0.101cm" fo:border-right="0.74pt solid #000000" fo:border-top="none"/>
    </style:style>
    <style:style style:name="ce31" style:family="table-cell" style:parent-style-name="Default">
      <style:table-cell-properties fo:background-color="#ffffff" fo:border="0.74pt solid #000000" fo:padding="0.101c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74pt solid #000000" fo:background-color="#e0c2cd" fo:border-left="none" fo:padding="0.101cm" fo:border-right="0.74pt solid #000000" fo:border-top="0.74pt solid #000000"/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order-bottom="none" fo:background-color="#cccccc" fo:border-left="0.74pt solid #000000" fo:padding="0.101cm" fo:border-right="0.74pt solid #000000" fo:border-top="0.74pt solid #000000"/>
    </style:style>
    <style:style style:name="ce34" style:family="table-cell" style:parent-style-name="Default">
      <style:table-cell-properties fo:background-color="#ffffff" fo:padding="0.101cm"/>
    </style:style>
    <style:style style:name="ce35" style:family="table-cell" style:parent-style-name="Default">
      <style:table-cell-properties fo:background-color="#cccccc" fo:border="0.74pt solid #000000" fo:padding="0.101cm"/>
      <style:text-properties fo:color="#000000"/>
    </style:style>
    <style:style style:name="ce36" style:family="table-cell" style:parent-style-name="Default">
      <style:table-cell-properties fo:border-bottom="none" fo:background-color="#ffffff" fo:border-left="0.74pt solid #000000" fo:padding="0.101cm" fo:border-right="0.74pt solid #000000" fo:border-top="0.74pt solid #000000"/>
    </style:style>
    <style:style style:name="ce37" style:family="table-cell" style:parent-style-name="Default">
      <style:table-cell-properties fo:border-bottom="none" fo:background-color="#ffffff" fo:border-left="0.74pt solid #000000" fo:padding="0.101cm" fo:border-right="0.74pt solid #000000" fo:border-top="none"/>
    </style:style>
    <style:style style:name="ce38" style:family="table-cell" style:parent-style-name="Default">
      <style:table-cell-properties fo:border-bottom="0.74pt solid #000000" fo:background-color="#ffffff" fo:border-left="0.74pt solid #000000" fo:padding="0.101cm" fo:border-right="0.74pt solid #000000" fo:border-top="none"/>
    </style:style>
    <style:style style:name="ce39" style:family="table-cell" style:parent-style-name="Default">
      <style:table-cell-properties fo:background-color="#ffffff" fo:border="0.74pt solid #000000" fo:padding="0.101cm"/>
      <style:text-properties fo:color="#000000"/>
    </style:style>
    <style:style style:name="ce40" style:family="table-cell" style:parent-style-name="Default">
      <style:table-cell-properties fo:border-bottom="0.74pt solid #000000" fo:background-color="#e0c2cd" fo:border-left="none" fo:padding="0.101cm" fo:border-right="none" fo:border-top="0.74pt solid #000000"/>
    </style:style>
    <style:style style:name="ce41" style:family="table-cell" style:parent-style-name="Default">
      <style:table-cell-properties fo:border="none" fo:padding="0.101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style:letter-kerning="true" fo:language="ru" fo:country="RU" style:language-asian="zh" style:country-asian="CN" style:language-complex="hi" style:country-complex="IN" style:font-name-asian="FreeSans" style:font-name-complex="FreeSans" style:font-size-asian="10pt" style:font-size-complex="10pt"/>
    </style:style>
    <style:style style:name="T3" style:family="text">
      <style:text-properties fo:font-weight="normal" style:font-size-asian="10pt" style:font-size-complex="10pt" style:font-weight-asian="normal" style:font-weight-complex="normal" style:font-name="Liberation Sans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size-asian="10pt" style:font-size-complex="10pt" style:font-weight-asian="normal" style:font-weight-complex="normal" style:font-name="Liberation Sans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5" style:family="text">
      <style:text-properties fo:font-weight="normal" style:font-size-asian="10pt" style:font-size-complex="10pt" style:font-weight-asian="normal" style:font-weight-complex="normal" style:font-name="Liberation Sans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Noto Sans" style:font-name-complex="Noto Sans Devanagari"/>
    </style:style>
    <style:style style:name="T6" style:family="text">
      <style:text-properties style:font-size-asian="10pt" style:font-size-complex="10pt"/>
    </style:style>
    <style:style style:name="T7" style:family="text">
      <style:text-properties style:font-size-asian="10pt" style:font-size-complex="10pt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ребования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 office:value-type="string" calcext:value-type="string">
            <text:p>Требования:</text:p>
          </table:table-cell>
          <table:table-cell table:style-name="ce22" table:number-columns-repeated="3"/>
          <table:table-cell table:style-name="ce41"/>
          <table:table-cell table:number-columns-repeated="1019"/>
        </table:table-row>
        <table:table-row table:style-name="ro1">
          <table:table-cell table:style-name="ce11" office:value-type="string" calcext:value-type="string">
            <text:p>Общие требования <text:span text:style-name="T1">Формы регистрации  itcareer.pythonanywhere.com</text:span></text:p>
          </table:table-cell>
          <table:table-cell table:style-name="ce23"/>
          <table:table-cell table:style-name="ce40" table:number-columns-repeated="2"/>
          <table:table-cell table:style-name="ce24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</text:p>
          </table:table-cell>
          <table:table-cell table:style-name="ce25" office:value-type="string" calcext:value-type="string">
            <text:p><text:span text:style-name="T2">Обязательные поля — name, email, password.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Обязательные поля должны быть помечены звездочко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26" office:value-type="string" calcext:value-type="string">
            <text:p><text:span text:style-name="T3">Браузеры для тестирования: </text:span><text:span text:style-name="T4">chrome, safari, mozila </text:span><text:span text:style-name="T5">(версии последние)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27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5</text:p>
          </table:table-cell>
          <table:table-cell table:style-name="ce26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6</text:p>
          </table:table-cell>
          <table:table-cell table:style-name="ce27" office:value-type="string" calcext:value-type="string">
            <text:p><text:span text:style-name="T6">Верстка: </text:span><text:span text:style-name="T7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GR-7</text:p>
          </table:table-cell>
          <table:table-cell table:style-name="ce28" office:value-type="string" calcext:value-type="string">
            <text:p>Реакци при нажатии на кнопки Submit — срабатывает валидация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7/1</text:p>
          </table:table-cell>
          <table:table-cell table:style-name="ce29" office:value-type="string" calcext:value-type="string">
            <text:p>При ошибке: отображается красная ошибка и поле с ошибкой подкрашивается в красн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7/2</text:p>
          </table:table-cell>
          <table:table-cell table:style-name="ce30" office:value-type="string" calcext:value-type="string">
            <text:p>Успешная: отображается синие поле : «Success! Hello: Name»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8</text:p>
          </table:table-cell>
          <table:table-cell table:style-name="ce27" office:value-type="string" calcext:value-type="string">
            <text:p>Название вкладки в браузере должна иметь название «Форма регистрации»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9</text:p>
          </table:table-cell>
          <table:table-cell table:style-name="ce13" office:value-type="string" calcext:value-type="string">
            <text:p>Фавикон веб - страницы <text:s/>(SNAKE.jpg) 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GR-10</text:p>
          </table:table-cell>
          <table:table-cell table:style-name="ce31" office:value-type="string" calcext:value-type="string">
            <text:p>Ввод смайликов в форму пользователем не допускает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1</text:p>
          </table:table-cell>
          <table:table-cell table:style-name="ce13" office:value-type="string" calcext:value-type="string">
            <text:p>Название формы — «Форма регистрации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32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</text:p>
          </table:table-cell>
          <table:table-cell table:style-name="ce3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2</text:p>
          </table:table-cell>
          <table:table-cell table:style-name="ce29" office:value-type="string" calcext:value-type="string">
            <text:p><text:span text:style-name="T8">Пользователь может вводить в поле а</text:span>рабские цифр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3</text:p>
          </table:table-cell>
          <table:table-cell table:style-name="ce29" office:value-type="string" calcext:value-type="string">
            <text:p><text:span text:style-name="T8">Пользователь может вводить в поле спец.символы </text:span>. (точка), _(нижнее подчеркивание), - (минус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5</text:p>
          </table:table-cell>
          <table:table-cell table:style-name="ce30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4" office:value-type="string" calcext:value-type="string">
            <text:p>При нарушении границы ввода, <text:s/>поле, по периметру, выделяется красным цвето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13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34" office:value-type="string" calcext:value-type="string">
            <text:p>Наименование поля — Nam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3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16" office:value-type="string" calcext:value-type="string">
            <text:p>Placeholder поля — 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32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</text:p>
          </table:table-cell>
          <table:table-cell table:style-name="ce3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8">Пользователь может вводить в поле а</text:span>рабские цифр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8">Пользователь может вводить в поле спец.символы </text:span>. (точка), _(нижнее подчеркивание), - (минус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30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4" office:value-type="string" calcext:value-type="string">
            <text:p>При нарушении границы ввода, <text:s/>поле, по периметру, выделяется красным цвето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4</text:p>
          </table:table-cell>
          <table:table-cell table:style-name="ce13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5</text:p>
          </table:table-cell>
          <table:table-cell table:style-name="ce16" office:value-type="string" calcext:value-type="string">
            <text:p>Наименование поля — Surnam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6</text:p>
          </table:table-cell>
          <table:table-cell table:style-name="ce3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7</text:p>
          </table:table-cell>
          <table:table-cell table:style-name="ce16" office:value-type="string" calcext:value-type="string">
            <text:p>Placeholder поля — Sur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24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D</text:p>
          </table:table-cell>
          <table:table-cell table:style-name="ce2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-2</text:p>
            <text:p/>
          </table:table-cell>
          <table:table-cell table:style-name="ce33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: 2-24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-2/3</text:p>
          </table:table-cell>
          <table:table-cell table:style-name="ce30" office:value-type="string" calcext:value-type="string">
            <text:p>От последней точки до конца : 2-16</text:p>
            <text:p/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 </text:p>
          </table:table-cell>
          <table:table-cell table:style-name="ce36" office:value-type="string" calcext:value-type="string">
            <text:p>Допустимые вводимые символы <text:span text:style-name="T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7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3">
          <table:table-cell table:style-name="ce16" office:value-type="string" calcext:value-type="string">
            <text:p>E-3/2</text:p>
          </table:table-cell>
          <table:table-cell table:style-name="ce37" office:value-type="string" calcext:value-type="string">
            <text:p><text:span text:style-name="T8">Пользователь может вводить в поле а</text:span>рабские цифры</text:p>
          </table:table-cell>
          <table:table-cell table:number-columns-repeated="1022"/>
        </table:table-row>
        <table:table-row table:style-name="ro3">
          <table:table-cell table:style-name="ce16" office:value-type="string" calcext:value-type="string">
            <text:p>E-3/3</text:p>
          </table:table-cell>
          <table:table-cell table:style-name="ce37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-4</text:p>
          </table:table-cell>
          <table:table-cell table:style-name="ce33" office:value-type="string" calcext:value-type="string">
            <text:p>Допустимые вводимые символы <text:span text:style-name="T1">в доменной зоне:</text:span>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-4/1</text:p>
          </table:table-cell>
          <table:table-cell table:style-name="ce30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E-5</text:p>
          </table:table-cell>
          <table:table-cell table:style-name="ce36" office:value-type="string" calcext:value-type="string">
            <text:p>Допустимые вводимые символы <text:span text:style-name="T9">после последней точки </text:span><text:span text:style-name="T1">:</text:span>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E-5/1</text:p>
          </table:table-cell>
          <table:table-cell table:style-name="ce38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-6</text:p>
          </table:table-cell>
          <table:table-cell table:style-name="ce19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3">
          <table:table-cell table:style-name="ce21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19" office:value-type="string" calcext:value-type="string">
            <text:p>E-8</text:p>
          </table:table-cell>
          <table:table-cell table:style-name="ce13" office:value-type="string" calcext:value-type="string">
            <text:p>Наименование поля — Email</text:p>
          </table:table-cell>
          <table:table-cell table:number-columns-repeated="1022"/>
        </table:table-row>
        <table:table-row table:style-name="ro3">
          <table:table-cell table:style-name="ce21" office:value-type="string" calcext:value-type="string">
            <text:p>E-9</text:p>
          </table:table-cell>
          <table:table-cell table:style-name="ce39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-10</text:p>
          </table:table-cell>
          <table:table-cell table:style-name="ce13" office:value-type="string" calcext:value-type="string">
            <text:p>Placeholder поля — Email</text:p>
          </table:table-cell>
          <table:table-cell table:number-columns-repeated="1022"/>
        </table:table-row>
        <table:table-row table:style-name="ro3" table:number-rows-repeated="3">
          <table:table-cell table:style-name="ce14" table:number-columns-repeated="2"/>
          <table:table-cell table:number-columns-repeated="1022"/>
        </table:table-row>
        <table:table-row table:style-name="ro3">
          <table:table-cell table:style-name="ce18"/>
          <table:table-cell table:style-name="ce24"/>
          <table:table-cell table:number-columns-repeated="102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ecklist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 style:data-style-name="N2" text:time-value="18:29:38.842992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09T21:30:53.282269477</dc:date>
    <meta:editing-duration>PT3H12M44S</meta:editing-duration>
    <meta:editing-cycles>25</meta:editing-cycles>
    <meta:generator>LibreOffice/7.3.2.2$Linux_X86_64 LibreOffice_project/30$Build-2</meta:generator>
    <meta:document-statistic meta:table-count="2" meta:cell-count="123" meta:object-count="0"/>
  </office:meta>
</office:document-meta>
</file>